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298cm" style:rel-column-width="12715*"/>
    </style:style>
    <style:style style:name="Table1.B" style:family="table-column">
      <style:table-column-properties style:column-width="2.367cm" style:rel-column-width="9125*"/>
    </style:style>
    <style:style style:name="Table1.C" style:family="table-column">
      <style:table-column-properties style:column-width="4.251cm" style:rel-column-width="16387*"/>
    </style:style>
    <style:style style:name="Table1.D" style:family="table-column">
      <style:table-column-properties style:column-width="4.249cm" style:rel-column-width="16380*"/>
    </style:style>
    <style:style style:name="Table1.E" style:family="table-column">
      <style:table-column-properties style:column-width="2.835cm" style:rel-column-width="109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63288" officeooo:paragraph-rsid="00163288" style:font-weight-asian="bold" style:font-weight-complex="bold"/>
    </style:style>
    <style:style style:name="P2" style:family="paragraph" style:parent-style-name="Standard">
      <style:text-properties fo:font-weight="bold" officeooo:rsid="0017b147" officeooo:paragraph-rsid="0017b147" style:font-weight-asian="bold" style:font-weight-complex="bold"/>
    </style:style>
    <style:style style:name="P3" style:family="paragraph" style:parent-style-name="Table_20_Contents">
      <style:text-properties fo:font-size="7pt" style:font-size-asian="7pt" style:font-size-complex="7pt"/>
    </style:style>
    <style:style style:name="P4" style:family="paragraph" style:parent-style-name="Table_20_Contents">
      <style:text-properties fo:font-size="7pt" officeooo:rsid="001adc4a" officeooo:paragraph-rsid="001adc4a" style:font-size-asian="7pt" style:font-size-complex="7pt"/>
    </style:style>
    <style:style style:name="P5" style:family="paragraph" style:parent-style-name="Table_20_Contents">
      <style:text-properties fo:font-size="10pt" fo:font-weight="bold" officeooo:rsid="00198cb3" officeooo:paragraph-rsid="00198cb3" style:font-size-asian="10pt" style:font-weight-asian="bold" style:font-size-complex="10pt" style:font-weight-complex="bold"/>
    </style:style>
    <style:style style:name="P6" style:family="paragraph" style:parent-style-name="Standard">
      <style:text-properties fo:font-weight="normal" officeooo:rsid="0017b147" officeooo:paragraph-rsid="0017b147" style:font-weight-asian="normal" style:font-weight-complex="normal"/>
    </style:style>
    <style:style style:name="P7" style:family="paragraph" style:parent-style-name="Standard">
      <style:text-properties fo:font-size="6pt" fo:font-weight="normal" officeooo:rsid="0017b147" officeooo:paragraph-rsid="0017b147" style:font-size-asian="6pt" style:font-weight-asian="normal" style:font-size-complex="6pt" style:font-weight-complex="normal"/>
    </style:style>
    <style:style style:name="P8" style:family="paragraph" style:parent-style-name="Standard">
      <style:text-properties fo:font-size="12pt" fo:language="en" fo:country="US" fo:font-weight="normal" officeooo:rsid="0022774a" officeooo:paragraph-rsid="0022774a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en" fo:country="US" fo:font-weight="normal" officeooo:rsid="0022774a" officeooo:paragraph-rsid="0023ea23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en" fo:country="US" fo:font-weight="normal" officeooo:rsid="0023ea23" officeooo:paragraph-rsid="0023ea23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n" fo:country="US" fo:font-weight="bold" officeooo:rsid="0023ea23" officeooo:paragraph-rsid="0023ea23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language="sk" fo:country="SK" fo:font-style="normal" fo:font-weight="normal" officeooo:rsid="0023ea23" officeooo:paragraph-rsid="0023ea2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language="sk" fo:country="SK" fo:font-style="normal" fo:font-weight="normal" officeooo:rsid="0023fd16" officeooo:paragraph-rsid="0023fd16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language="sk" fo:country="SK" fo:font-style="normal" fo:font-weight="bold" officeooo:rsid="0023ea23" officeooo:paragraph-rsid="0023ea23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font-size="12pt" fo:language="sk" fo:country="SK" fo:font-style="normal" fo:font-weight="bold" officeooo:rsid="0023fd16" officeooo:paragraph-rsid="0023fd16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officeooo:paragraph-rsid="0023ea23"/>
    </style:style>
    <style:style style:name="P17" style:family="paragraph" style:parent-style-name="Standard">
      <style:text-properties fo:font-style="normal" officeooo:rsid="0023ea23" officeooo:paragraph-rsid="0023ea23" style:font-style-asian="normal" style:font-style-complex="normal"/>
    </style:style>
    <style:style style:name="P18" style:family="paragraph" style:parent-style-name="Table_20_Contents">
      <style:text-properties fo:font-size="7pt" officeooo:rsid="001adc4a" style:font-size-asian="7pt" style:font-size-complex="7pt"/>
    </style:style>
    <style:style style:name="P19" style:family="paragraph" style:parent-style-name="Table_20_Contents">
      <style:text-properties fo:font-size="7pt" fo:language="en" fo:country="US" officeooo:rsid="001adc4a" officeooo:paragraph-rsid="001d52a1" style:font-size-asian="7pt" style:font-size-complex="7pt"/>
    </style:style>
    <style:style style:name="P20" style:family="paragraph" style:parent-style-name="Table_20_Contents">
      <style:text-properties fo:font-size="7pt" fo:language="en" fo:country="US" officeooo:rsid="001adc4a" officeooo:paragraph-rsid="001e1ffe" style:font-size-asian="7pt" style:font-size-complex="7pt"/>
    </style:style>
    <style:style style:name="P21" style:family="paragraph" style:parent-style-name="Table_20_Contents">
      <style:text-properties fo:font-size="7pt" fo:language="en" fo:country="US" officeooo:rsid="001dd780" officeooo:paragraph-rsid="001dd780" style:font-size-asian="7pt" style:font-size-complex="7pt"/>
    </style:style>
    <style:style style:name="P22" style:family="paragraph" style:parent-style-name="Table_20_Contents">
      <style:text-properties fo:font-size="7pt" fo:language="en" fo:country="US" officeooo:rsid="001deff3" officeooo:paragraph-rsid="001deff3" style:font-size-asian="7pt" style:font-size-complex="7pt"/>
    </style:style>
    <style:style style:name="P23" style:family="paragraph" style:parent-style-name="Table_20_Contents">
      <style:text-properties fo:font-size="7pt" fo:language="en" fo:country="US" officeooo:rsid="001e1ffe" officeooo:paragraph-rsid="001e1ffe" style:font-size-asian="7pt" style:font-size-complex="7pt"/>
    </style:style>
    <style:style style:name="P24" style:family="paragraph" style:parent-style-name="Table_20_Contents">
      <style:text-properties fo:font-size="7pt" fo:language="en" fo:country="US" officeooo:rsid="001ffa06" officeooo:paragraph-rsid="001ffa06" style:font-size-asian="7pt" style:font-size-complex="7pt"/>
    </style:style>
    <style:style style:name="P25" style:family="paragraph" style:parent-style-name="Table_20_Contents">
      <style:text-properties fo:font-size="7pt" fo:language="en" fo:country="US" officeooo:rsid="001ffa06" officeooo:paragraph-rsid="0022774a" style:font-size-asian="7pt" style:font-size-complex="7pt"/>
    </style:style>
    <style:style style:name="P26" style:family="paragraph" style:parent-style-name="Table_20_Contents">
      <style:text-properties fo:font-size="7pt" fo:language="en" fo:country="US" officeooo:rsid="00217598" officeooo:paragraph-rsid="00217598" style:font-size-asian="7pt" style:font-size-complex="7pt"/>
    </style:style>
    <style:style style:name="P27" style:family="paragraph" style:parent-style-name="Table_20_Contents">
      <style:text-properties fo:font-size="7pt" fo:language="en" fo:country="US" officeooo:rsid="0022774a" officeooo:paragraph-rsid="0022774a" style:font-size-asian="7pt" style:font-size-complex="7pt"/>
    </style:style>
    <style:style style:name="P28" style:family="paragraph" style:parent-style-name="Table_20_Contents">
      <style:text-properties fo:font-size="7pt" fo:language="en" fo:country="US" officeooo:rsid="001dd780" officeooo:paragraph-rsid="001dd780" style:font-size-asian="6.09999990463257pt" style:font-size-complex="7pt"/>
    </style:style>
    <style:style style:name="P29" style:family="paragraph" style:parent-style-name="Table_20_Contents">
      <style:text-properties fo:font-size="7pt" fo:language="en" fo:country="US" officeooo:rsid="001deff3" officeooo:paragraph-rsid="001deff3" style:font-size-asian="6.09999990463257pt" style:font-size-complex="7pt"/>
    </style:style>
    <style:style style:name="P30" style:family="paragraph" style:parent-style-name="Table_20_Contents">
      <style:text-properties fo:font-size="7pt" fo:language="en" fo:country="US" officeooo:rsid="001e1ffe" officeooo:paragraph-rsid="001e1ffe" style:font-size-asian="6.09999990463257pt" style:font-size-complex="7pt"/>
    </style:style>
    <style:style style:name="P31" style:family="paragraph" style:parent-style-name="Table_20_Contents">
      <style:text-properties fo:font-size="7pt" fo:language="en" fo:country="US" officeooo:rsid="00217598" officeooo:paragraph-rsid="00217598" style:font-size-asian="6.09999990463257pt" style:font-size-complex="7pt"/>
    </style:style>
    <style:style style:name="P32" style:family="paragraph" style:parent-style-name="Table_20_Contents">
      <style:text-properties fo:font-size="7pt" fo:language="en" fo:country="US" officeooo:rsid="0022774a" officeooo:paragraph-rsid="0022774a" style:font-size-asian="6.09999990463257pt" style:font-size-complex="7pt"/>
    </style:style>
    <style:style style:name="T1" style:family="text">
      <style:text-properties officeooo:rsid="00198cb3"/>
    </style:style>
    <style:style style:name="T2" style:family="text">
      <style:text-properties officeooo:rsid="001d52a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eff3" style:font-weight-asian="bold" style:font-weight-complex="bold"/>
    </style:style>
    <style:style style:name="T5" style:family="text">
      <style:text-properties fo:font-weight="bold" officeooo:rsid="001e1ffe" style:font-weight-asian="bold" style:font-weight-complex="bold"/>
    </style:style>
    <style:style style:name="T6" style:family="text">
      <style:text-properties officeooo:rsid="001e1ffe"/>
    </style:style>
    <style:style style:name="T7" style:family="text">
      <style:text-properties fo:font-size="7pt" officeooo:rsid="001adc4a" style:font-size-asian="7pt" style:font-size-complex="7pt"/>
    </style:style>
    <style:style style:name="T8" style:family="text">
      <style:text-properties fo:language="en" fo:country="US" officeooo:rsid="0022774a"/>
    </style:style>
    <style:style style:name="T9" style:family="text">
      <style:text-properties fo:language="sk" fo:country="SK"/>
    </style:style>
    <style:style style:name="T10" style:family="text">
      <style:text-properties fo:language="sk" fo:country="SK" officeooo:rsid="0022774a"/>
    </style:style>
    <style:style style:name="T11" style:family="text">
      <style:text-properties fo:language="sk" fo:country="SK" fo:font-style="italic" style:font-style-asian="italic" style:font-style-complex="italic"/>
    </style:style>
    <style:style style:name="T12" style:family="text">
      <style:text-properties fo:language="sk" fo:country="SK" fo:font-style="italic" officeooo:rsid="0022774a" style:font-style-asian="italic" style:font-style-complex="italic"/>
    </style:style>
    <style:style style:name="T13" style:family="text">
      <style:text-properties fo:language="sk" fo:country="SK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language="sk" fo:country="SK" fo:font-style="italic" fo:font-weight="bold" officeooo:rsid="0022774a" style:font-style-asian="italic" style:font-weight-asian="bold" style:font-style-complex="italic" style:font-weight-complex="bold"/>
    </style:style>
    <style:style style:name="T15" style:family="text">
      <style:text-properties fo:language="sk" fo:country="SK" fo:font-style="normal" style:font-style-asian="normal" style:font-style-complex="normal"/>
    </style:style>
    <style:style style:name="T16" style:family="text">
      <style:text-properties fo:language="sk" fo:country="SK" fo:font-style="normal" officeooo:rsid="0023fd16" style:font-style-asian="normal" style:font-style-complex="normal"/>
    </style:style>
    <style:style style:name="T17" style:family="text">
      <style:text-properties fo:language="sk" fo:country="SK" fo:font-weight="bold" style:font-weight-asian="bold" style:font-weight-complex="bold"/>
    </style:style>
    <style:style style:name="T18" style:family="text">
      <style:text-properties fo:language="sk" fo:country="SK" officeooo:rsid="0023ea23"/>
    </style:style>
    <style:style style:name="T19" style:family="text">
      <style:text-properties fo:font-size="6pt" fo:language="sk" fo:country="SK" officeooo:rsid="0022774a" style:font-size-asian="6pt" style:font-size-complex="6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3ea23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ize="12pt" fo:language="en" fo:country="US" fo:font-style="italic" fo:font-weight="normal" officeooo:rsid="0023ea23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language="sk" fo:country="SK" fo:font-style="normal" fo:font-weight="normal" officeooo:rsid="0023ea23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language="sk" fo:country="SK" fo:font-style="italic" fo:font-weight="bold" officeooo:rsid="0023fd16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fo:font-size="12pt" fo:language="sk" fo:country="SK" fo:font-style="italic" fo:font-weight="normal" officeooo:rsid="0022774a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language="sk" fo:country="SK" fo:font-style="italic" fo:font-weight="normal" officeooo:rsid="0023ea23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language="sk" fo:country="SK" fo:font-style="italic" fo:font-weight="normal" officeooo:rsid="0023fd16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language="sk" fo:country="SK" fo:font-weight="normal" style:font-size-asian="12pt" style:font-weight-asian="normal" style:font-size-complex="12pt" style:font-weight-complex="normal"/>
    </style:style>
    <style:style style:name="T31" style:family="text">
      <style:text-properties fo:font-size="12pt" fo:language="sk" fo:country="SK" fo:font-weight="normal" officeooo:rsid="0023fd16" style:font-size-asian="12pt" style:font-weight-asian="normal" style:font-size-complex="12pt" style:font-weight-complex="normal"/>
    </style:style>
    <style:style style:name="T32" style:family="text">
      <style:text-properties fo:font-size="12pt" fo:language="sk" fo:country="SK" fo:font-style="normal" fo:font-weight="normal" officeooo:rsid="0023ea23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officeooo:rsid="001adc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v Azet VM mašín (september 2021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492380670752">
          <table:table-cell table:style-name="Table1.A1" office:value-type="string">
            <text:p text:style-name="P5">VM name</text:p>
          </table:table-cell>
          <table:table-cell table:style-name="Table1.A1" office:value-type="string">
            <text:p text:style-name="P5">IP</text:p>
          </table:table-cell>
          <table:table-cell table:style-name="Table1.A1" office:value-type="string">
            <text:p text:style-name="P5">BAGTS Folder</text:p>
          </table:table-cell>
          <table:table-cell table:style-name="Table1.A1" office:value-type="string">
            <text:p text:style-name="P5">Agents, crons</text:p>
          </table:table-cell>
          <table:table-cell table:style-name="Table1.E1" office:value-type="string">
            <text:p text:style-name="P5">General status</text:p>
          </table:table-cell>
        </table:table-row>
        <table:table-row table:style-name="TableLine2492380671568">
          <table:table-cell table:style-name="Table1.A2" office:value-type="string">
            <text:p text:style-name="P3">665-AZET-CLDB-CentOS-int </text:p>
          </table:table-cell>
          <table:table-cell table:style-name="Table1.A2" office:value-type="string">
            <text:p text:style-name="P4">10.111.1.5</text:p>
          </table:table-cell>
          <table:table-cell table:style-name="Table1.A2" office:value-type="string">
            <text:p text:style-name="P4">Integration</text:p>
          </table:table-cell>
          <table:table-cell table:style-name="Table1.A2" office:value-type="string">
            <text:p text:style-name="P21">Forecast Module + envidb agents<text:line-break/>Full configuration even using different linux users</text:p>
          </table:table-cell>
          <table:table-cell table:style-name="Table1.E2" office:value-type="string">
            <text:p text:style-name="P28">Back up OPS, have some trouble because output forecasts are missing many stations – <text:span text:style-name="T4">running, should be reconstructed</text:span></text:p>
          </table:table-cell>
        </table:table-row>
        <table:table-row table:style-name="TableLine2492380664496">
          <table:table-cell table:style-name="Table1.A2" office:value-type="string">
            <text:p text:style-name="P18">665-AZET-prod </text:p>
          </table:table-cell>
          <table:table-cell table:style-name="Table1.A2" office:value-type="string">
            <text:p text:style-name="P18">10.111.1.1</text:p>
          </table:table-cell>
          <table:table-cell table:style-name="Table1.A2" office:value-type="string">
            <text:p text:style-name="P19">SW_production</text:p>
          </table:table-cell>
          <table:table-cell table:style-name="Table1.A2" office:value-type="string">
            <text:p text:style-name="P22">41 agents but not envidb, crontab turned off, pusing of WRF configured, <text:span text:style-name="T6">also running GeoServer and producing some UV outputs, no GFS data income</text:span></text:p>
          </table:table-cell>
          <table:table-cell table:style-name="Table1.E2" office:value-type="string">
            <text:p text:style-name="P29"><text:span text:style-name="T6">Original production machine - v</text:span>ery outdated Forecast Module without current data – <text:span text:style-name="T3">turned off and not usable anymore</text:span></text:p>
          </table:table-cell>
        </table:table-row>
        <table:table-row table:style-name="TableLine2492380664496">
          <table:table-cell table:style-name="Table1.A2" office:value-type="string">
            <text:p text:style-name="P18">665-AZET-CLDB-prod</text:p>
          </table:table-cell>
          <table:table-cell table:style-name="Table1.A2" office:value-type="string">
            <text:p text:style-name="P18">10.111.1.2</text:p>
          </table:table-cell>
          <table:table-cell table:style-name="Table1.A2" office:value-type="string">
            <text:p text:style-name="P20">SW_production</text:p>
          </table:table-cell>
          <table:table-cell table:style-name="Table1.A2" office:value-type="string">
            <text:p text:style-name="P23">Running just envidb agents, and downloading of SYNOP. Used local Oracle XE edition, </text:p>
          </table:table-cell>
          <table:table-cell table:style-name="Table1.E2" office:value-type="string">
            <text:p text:style-name="P30">Original CLDB production machine – outdated, already merged into one in current OPS machine – <text:span text:style-name="T3">turned off and not usable anymore.</text:span></text:p>
          </table:table-cell>
        </table:table-row>
        <table:table-row table:style-name="TableLine2492380664496">
          <table:table-cell table:style-name="Table1.A2" office:value-type="string">
            <text:p text:style-name="P18">665-AZET-dev</text:p>
          </table:table-cell>
          <table:table-cell table:style-name="Table1.A2" office:value-type="string">
            <text:p text:style-name="P18">10.111.1.3</text:p>
          </table:table-cell>
          <table:table-cell table:style-name="Table1.A2" office:value-type="string">
            <text:p text:style-name="P24">Development</text:p>
          </table:table-cell>
          <table:table-cell table:style-name="Table1.A2" office:value-type="string">
            <text:p text:style-name="P26">Running just very old installation without Forecast Module, nor envidb. IMS4 not functional due to corrupted local PostgreSQL database. Obsolete crontab.</text:p>
          </table:table-cell>
          <table:table-cell table:style-name="Table1.E2" office:value-type="string">
            <text:p text:style-name="P31">Original and old development machine for Forecast Module – dysfunctional - <text:span text:style-name="T5">turned off and not usable anymore. <text:s/></text:span></text:p>
          </table:table-cell>
        </table:table-row>
        <table:table-row table:style-name="TableLine2492380664496">
          <table:table-cell table:style-name="Table1.A2" office:value-type="string">
            <text:p text:style-name="P18">665-AZET-CLDB-dev</text:p>
          </table:table-cell>
          <table:table-cell table:style-name="Table1.A2" office:value-type="string">
            <text:p text:style-name="P18">10.111.1.4</text:p>
          </table:table-cell>
          <table:table-cell table:style-name="Table1.A2" office:value-type="string">
            <text:p text:style-name="P25">Development</text:p>
          </table:table-cell>
          <table:table-cell table:style-name="Table1.A2" office:value-type="string">
            <text:p text:style-name="P27">Very old installation of envidb plus many other agents. Connected to Oracle RAC server with unique account. Downloading of SYNOP from OGIMET is configured.</text:p>
          </table:table-cell>
          <table:table-cell table:style-name="Table1.E2" office:value-type="string">
            <text:p text:style-name="P32">Original and old development machine for CLDB part of Forecast Module – <text:span text:style-name="T3">turned off and not usable anymore.</text:span></text:p>
          </table:table-cell>
        </table:table-row>
      </table:table>
      <text:p text:style-name="P1"/>
      <text:p text:style-name="P1"/>
      <text:p text:style-name="P2">Navrhovaná <text:span text:style-name="T2">m</text:span>apa na vyčistenie priestoru, <text:span text:style-name="T2">upgrade aj Azet mašín</text:span> a možnosti podpory prevádzky</text:p>
      <text:p text:style-name="P2"/>
      <text:p text:style-name="P6">1. <text:span text:style-name="T1">Aktuálna DEV/</text:span><text:span text:style-name="T8">Backup OPS ma</text:span><text:span text:style-name="T10">šina (665-AZET-CLDB-CentOS-int, 10.111.1.5) veľmi diverguje od OPS inštalácie a nevyzerá zdravo – BITE Block je nasledovný:<text:line-break/></text:span><text:span text:style-name="T19">For: SK</text:span></text:p>
      <text:p text:style-name="P7"><text:span text:style-name="T10">ActualData Interp.=all Stations=0</text:span></text:p>
      <text:p text:style-name="P7"><text:span text:style-name="T10">HourlyData Interp.=N Stations=//</text:span></text:p>
      <text:p text:style-name="P7"><text:span text:style-name="T10">DailyData Interp.=N Stations=//</text:span></text:p>
      <text:p text:style-name="P7"><text:span text:style-name="T10">HourlyData Interp.=Y Stations=//</text:span></text:p>
      <text:p text:style-name="P7"><text:span text:style-name="T10">DailyData Interp.=Y Stations=//</text:span></text:p>
      <text:p text:style-name="P7"><text:span text:style-name="T10">For: WRD</text:span></text:p>
      <text:p text:style-name="P7"><text:span text:style-name="T10">ActualData Interp.=all Stations=27</text:span></text:p>
      <text:p text:style-name="P7"><text:span text:style-name="T10">HourlyData Interp.=N Stations=//</text:span></text:p>
      <text:p text:style-name="P7"><text:span text:style-name="T10">DailyData Interp.=N Stations=//</text:span></text:p>
      <text:p text:style-name="P7"><text:span text:style-name="T10">HourlyData Interp.=Y Stations=//</text:span></text:p>
      <text:p text:style-name="P7"><text:span text:style-name="T10">DailyData Interp.=Y Stations=//</text:span></text:p>
      <text:p text:style-name="P7"><text:span text:style-name="T10">OK</text:span></text:p>
      <text:p text:style-name="P7"/>
      <text:p text:style-name="P8">Vyzerá, že je tam kombinácia problémov, konfigurácie a aj príjem dát – plus to vyzerá tak, že je tam nasadený release ktorý nedosiahol prevádzky. <text:line-break/><text:span text:style-name="T9">Ďalším bodom, je že mašina je umiestnená v „Integration“ BAGTS Folderi a nie v SW_production.</text:span></text:p>
      <text:p text:style-name="P8"><text:span text:style-name="T9"/></text:p>
      <text:p text:style-name="P8"><text:span text:style-name="T17">Navrhovaný postup:</text:span><text:span text:style-name="T9"><text:line-break/>1. Presunúť terajšiu DEV, backup OPS mašinu </text:span><text:span text:style-name="T11">(665-AZET-CLDB-CentOS-int, 10.111.1.5)</text:span><text:span text:style-name="T9"> <text:s text:c="2"/>do „</text:span><text:span text:style-name="T11">Development</text:span><text:span text:style-name="T9">“ foldra a downgradnúť ju na vývojovú mašinu. </text:span></text:p>
      <text:p text:style-name="P8"><text:span text:style-name="T9"/></text:p>
      <text:p text:style-name="P9"><text:span text:style-name="T9">2. Vyrobiť clone prevádzkovej mašiny z Benestry a deploynúť ho do nášho centra do „ SW_production“ foldra </text:span><text:span text:style-name="T18">-&gt; </text:span><text:span text:style-name="T13">665-</text:span><text:span text:style-name="T22">Forecast-Module</text:span><text:span text:style-name="T13">-</text:span><text:span text:style-name="T22">prod</text:span></text:p>
      <text:p text:style-name="P8"><text:span text:style-name="T9"/></text:p>
      <text:p text:style-name="P10"><text:span text:style-name="T9">3. Aby boli už publikované Azet dokumenty aktuálne prehodiť IP-čku tak, aby novovytvorený OPS backup dostal už publikovanú IP: <text:s/></text:span><text:span text:style-name="T12">10.111.1.5 </text:span><text:span text:style-name="T15">a vývojovej mašine</text:span><text:span text:style-name="T11"> <text:s/></text:span><text:span text:style-name="T12">665-AZET-CLDB-CentOS-int </text:span><text:span text:style-name="T15">priradiť novú IP. Premenovať <text:s/></text:span><text:span text:style-name="T14">665-AZET-CLDB-CentOS-int -&gt; 665-</text:span><text:span text:style-name="T21">Forecast-Module</text:span><text:span text:style-name="T14">-</text:span><text:span text:style-name="T21">dev</text:span></text:p>
      <text:p text:style-name="P10"/>
      <text:p text:style-name="P11"><text:span text:style-name="T15">Plánujem spolu s vývojom Forecast Modulu pre 949 Belehrad každý inkrement overiť aj či spätne kompatibilný s Azet inštaláciou na </text:span><text:span text:style-name="T33">novej Azet dev ma</text:span><text:span text:style-name="T15">šine: </text:span><text:span text:style-name="T12">665-</text:span><text:span text:style-name="T20">Forecast-Module</text:span><text:span text:style-name="T12">-</text:span><text:span text:style-name="T20">dev.<text:line-break/></text:span><text:soft-page-break/><text:span text:style-name="T16">Potom pripraviť dodatočný release aj pre Azet aby sme mali rovnaké testované a podporované verzie aj tam.</text:span></text:p>
      <text:p text:style-name="P10"><text:span text:style-name="T21"/></text:p>
      <text:p text:style-name="P14">Centralizácia sťahovania a distribúcie vstupných dát:</text:p>
      <text:p text:style-name="P16"><text:span text:style-name="T25">1. Vypnúť na všetkých našich Forecast Module bežiacich mašinách </text:span><text:span text:style-name="T25">s</text:span><text:span text:style-name="T25">ťahovanie GFS dát a centralizovať ho na „</text:span><text:span text:style-name="T28">model05</text:span><text:span text:style-name="T25">“ kde sa zároveň tvorí archív.<text:line-break/>(mašiny: </text:span><text:span text:style-name="T23">949-MOS-Belehrad-int, </text:span><text:span text:style-name="T27">665-</text:span><text:span text:style-name="T24">Forecast-Module</text:span><text:span text:style-name="T27">-</text:span><text:span text:style-name="T24">dev, </text:span><text:span text:style-name="T27">665-</text:span><text:span text:style-name="T24">Forecast-Module</text:span><text:span text:style-name="T27">-</text:span><text:span text:style-name="T24">prod</text:span><text:span text:style-name="T28">)</text:span></text:p>
      <text:p text:style-name="P16"><text:span text:style-name="T28"/></text:p>
      <text:p text:style-name="P17"><text:span text:style-name="T30">2. Vypnúť na všetkých našich Forecast Module bežiacich mašinách sťahovanie SYNOP z OGIMETu a centralizovať ho na </text:span><text:span text:style-name="T26">dcp.mstep</text:span><text:span text:style-name="T31">. (Distribúciu WRF dát už máme centralizovanú na </text:span><text:span text:style-name="T29">model05, model06</text:span><text:span text:style-name="T31"> a </text:span><text:span text:style-name="T29">METAR na mss.mstep</text:span><text:span text:style-name="T31">).</text:span></text:p>
      <text:p text:style-name="P12"/>
      <text:p text:style-name="P15">Vyčistenie starých už nepotrebných mašín a priestoru:</text:p>
      <text:p text:style-name="P13">1. Staré a už veľmi divergentné Azet mašiny <text:span text:style-name="T34">665-AZET-prod, 665-AZET-CLDB-prod, 665-AZET-dev, 665-AZET-CLDB-dev </text:span>archivovať a potom odmazať.</text:p>
      <text:p text:style-name="P13"/>
      <text:p text:style-name="P13">2. Odstrániť nepotrebné Oracle kontá patriace starým Azet mašiná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2:51:45.851000000</meta:creation-date>
    <meta:generator>LibreOffice/7.1.3.2$Windows_X86_64 LibreOffice_project/47f78053abe362b9384784d31a6e56f8511eb1c1</meta:generator>
    <dc:date>2021-10-26T13:32:46.644000000</dc:date>
    <meta:editing-duration>PT2H57M12S</meta:editing-duration>
    <meta:editing-cycles>7</meta:editing-cycles>
    <meta:document-statistic meta:table-count="1" meta:image-count="0" meta:object-count="0" meta:page-count="2" meta:paragraph-count="56" meta:word-count="522" meta:character-count="3884" meta:non-whitespace-character-count="3398"/>
  </office:meta>
</office:document-meta>
</file>